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633000001540F8897BA2920E75E.jpg" manifest:media-type="image/jpe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Bookman Old Style" svg:font-family="'Bookman Old Style'" style:font-family-generic="roman" style:font-pitch="variable"/>
    <style:font-face style:name="Fira Sans" svg:font-family="'Fira Sans'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erif" svg:font-family="'Liberation Serif'" style:font-family-generic="roman" style:font-pitch="variable"/>
    <style:font-face style:name="Noto Serif CJK SC" svg:font-family="'Noto Serif CJK SC'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>
        <style:tab-stops>
          <style:tab-stop style:position="2.4583in"/>
        </style:tab-stops>
      </style:paragraph-properties>
      <style:text-properties fo:color="#272727" loext:opacity="100%" style:font-name="Verdana" fo:font-size="9pt" fo:font-weight="bold" style:font-size-asian="9pt" style:font-weight-asian="bold" style:font-name-complex="Verdana" style:font-size-complex="9pt"/>
    </style:style>
    <style:style style:name="P3" style:family="paragraph" style:parent-style-name="Standard">
      <style:paragraph-properties fo:text-align="center" style:justify-single-word="false"/>
      <style:text-properties style:font-name="Verdana" style:font-name-complex="Verdana"/>
    </style:style>
    <style:style style:name="P4" style:family="paragraph" style:parent-style-name="Standard">
      <style:paragraph-properties fo:text-align="center" style:justify-single-word="false"/>
      <style:text-properties fo:color="#ff0000" loext:opacity="100%" style:font-name="Fira Sans" fo:font-size="14pt" fo:font-weight="bold" style:font-size-asian="14pt" style:font-weight-asian="bold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Fira Sans" fo:font-size="14pt" fo:font-weight="bold" style:font-size-asian="14pt" style:font-weight-asian="bold" style:font-size-complex="14pt"/>
    </style:style>
    <style:style style:name="P6" style:family="paragraph" style:parent-style-name="Standard">
      <style:paragraph-properties fo:text-align="center" style:justify-single-word="false"/>
      <style:text-properties style:font-name="Fira Sans" fo:font-size="14pt" style:font-size-asian="14pt" style:font-size-complex="14pt"/>
    </style:style>
    <style:style style:name="P7" style:family="paragraph" style:parent-style-name="Standard">
      <style:paragraph-properties fo:margin-left="0.5in" fo:margin-right="0in" fo:text-indent="0in" style:auto-text-indent="false"/>
      <style:text-properties style:font-name="Fira Sans" fo:font-size="12pt" style:font-size-asian="12pt" style:font-size-complex="12pt"/>
    </style:style>
    <style:style style:name="P8" style:family="paragraph" style:parent-style-name="Standard">
      <style:paragraph-properties fo:line-height="115%" fo:text-align="justify" style:justify-single-word="false"/>
      <style:text-properties style:font-name="Fira Sans" fo:font-size="12pt" officeooo:rsid="0012ffdd" officeooo:paragraph-rsid="00140b63" style:font-size-asian="12pt" style:font-size-complex="12pt"/>
    </style:style>
    <style:style style:name="P9" style:family="paragraph" style:parent-style-name="Standard">
      <style:paragraph-properties fo:line-height="115%" fo:text-align="justify" style:justify-single-word="false"/>
      <style:text-properties style:font-name="Fira Sans" fo:font-size="12pt" officeooo:rsid="0015fa27" officeooo:paragraph-rsid="0015fa27" style:font-size-asian="12pt" style:font-size-complex="12pt"/>
    </style:style>
    <style:style style:name="P10" style:family="paragraph" style:parent-style-name="Standard">
      <style:paragraph-properties fo:line-height="115%"/>
      <style:text-properties style:font-name="Fira Sans" fo:font-size="12pt" style:font-size-asian="12pt" style:font-size-complex="12pt"/>
    </style:style>
    <style:style style:name="P11" style:family="paragraph" style:parent-style-name="Standard">
      <style:paragraph-properties fo:line-height="115%" fo:text-align="justify" style:justify-single-word="false"/>
      <style:text-properties style:font-name="Fira Sans" fo:font-size="12pt" style:font-size-asian="12pt" style:font-size-complex="12pt"/>
    </style:style>
    <style:style style:name="P12" style:family="paragraph" style:parent-style-name="Standard">
      <style:paragraph-properties fo:line-height="115%" fo:text-align="justify" style:justify-single-word="false"/>
      <style:text-properties style:font-name="Fira Sans" fo:font-size="12pt" officeooo:paragraph-rsid="00105b79" style:font-size-asian="12pt" style:font-size-complex="12pt"/>
    </style:style>
    <style:style style:name="P13" style:family="paragraph" style:parent-style-name="Header" style:list-style-name="WW8Num1">
      <style:paragraph-properties fo:text-align="center" style:justify-single-word="false"/>
    </style:style>
    <style:style style:name="P14" style:family="paragraph" style:parent-style-name="Header" style:list-style-name="WW8Num1">
      <style:paragraph-properties fo:text-align="center" style:justify-single-word="false"/>
      <style:text-properties style:font-name="Arial" fo:language="none" fo:country="none" fo:font-weight="bold" style:language-asian="none" style:country-asian="none" style:font-weight-asian="bold" style:font-name-complex="Arial"/>
    </style:style>
    <style:style style:name="P15" style:family="paragraph" style:parent-style-name="Standard">
      <style:paragraph-properties fo:line-height="115%" fo:text-align="center" style:justify-single-word="false">
        <style:tab-stops>
          <style:tab-stop style:position="1.9272in"/>
          <style:tab-stop style:position="3.3465in" style:type="center"/>
        </style:tab-stops>
      </style:paragraph-properties>
      <style:text-properties fo:color="#880e1b" loext:opacity="100%" style:font-name="Verdana" fo:font-size="8.5pt" fo:font-weight="bold" style:font-size-asian="8.5pt" style:font-weight-asian="bold" style:font-name-complex="Verdana" style:font-size-complex="8.5pt"/>
    </style:style>
    <style:style style:name="P16" style:family="paragraph" style:parent-style-name="Standard">
      <style:paragraph-properties fo:text-align="center" style:justify-single-word="false"/>
      <style:text-properties style:font-name="Fira Sans" fo:font-size="14pt" fo:font-weight="bold" style:font-size-asian="14pt" style:font-weight-asian="bold" style:font-size-complex="14pt"/>
    </style:style>
    <style:style style:name="P17" style:family="paragraph" style:parent-style-name="Standard">
      <style:paragraph-properties fo:margin-left="0.5in" fo:margin-right="0in" fo:text-indent="0in" style:auto-text-indent="false"/>
      <style:text-properties style:font-name="Fira Sans" fo:font-size="12pt" style:font-size-asian="12pt" style:font-size-complex="12pt"/>
    </style:style>
    <style:style style:name="P18" style:family="paragraph" style:parent-style-name="Standard" style:list-style-name="WW8Num7">
      <style:text-properties style:font-name="Fira Sans" fo:font-size="12pt" style:font-size-asian="12pt" style:font-size-complex="12pt"/>
    </style:style>
    <style:style style:name="P19" style:family="paragraph" style:parent-style-name="Standard">
      <style:paragraph-properties fo:line-height="115%" fo:text-align="justify" style:justify-single-word="false" style:writing-mode="lr-tb"/>
      <style:text-properties style:font-name="Fira Sans" fo:font-size="12pt" officeooo:rsid="0012ffdd" officeooo:paragraph-rsid="0012ffdd" style:font-size-asian="12pt" style:font-size-complex="12pt"/>
    </style:style>
    <style:style style:name="P20" style:family="paragraph" style:parent-style-name="Standard">
      <style:paragraph-properties fo:line-height="115%" fo:text-align="justify" style:justify-single-word="false"/>
      <style:text-properties style:use-window-font-color="true" loext:opacity="0%" style:font-name="Fira Sans" fo:font-size="12pt" fo:language="pt" fo:country="BR" officeooo:rsid="0012ffdd" officeooo:paragraph-rsid="00105b79" style:font-name-asian="Times New Roman" style:font-size-asian="12pt" style:font-name-complex="Times New Roman" style:font-size-complex="12pt" style:language-complex="ar" style:country-complex="SA"/>
    </style:style>
    <style:style style:name="P21" style:family="paragraph" style:parent-style-name="Standard">
      <style:paragraph-properties fo:line-height="115%" fo:text-align="justify" style:justify-single-word="false"/>
      <style:text-properties style:use-window-font-color="true" loext:opacity="0%" style:font-name="Fira Sans" fo:font-size="12pt" fo:language="pt" fo:country="BR" officeooo:rsid="0012ffdd" officeooo:paragraph-rsid="0012ffdd" style:font-name-asian="Times New Roman" style:font-size-asian="12pt" style:font-name-complex="Times New Roman" style:font-size-complex="12pt" style:language-complex="ar" style:country-complex="SA"/>
    </style:style>
    <style:style style:name="P22" style:family="paragraph" style:parent-style-name="Standard">
      <style:paragraph-properties fo:line-height="115%" fo:text-align="justify" style:justify-single-word="false"/>
      <style:text-properties style:use-window-font-color="true" loext:opacity="0%" style:font-name="Fira Sans" fo:font-size="12pt" fo:language="pt" fo:country="BR" officeooo:rsid="00140b63" officeooo:paragraph-rsid="00140b63" style:font-name-asian="Times New Roman" style:font-size-asian="12pt" style:font-name-complex="Times New Roman" style:font-size-complex="12pt" style:language-complex="ar" style:country-complex="SA"/>
    </style:style>
    <style:style style:name="P23" style:family="paragraph" style:parent-style-name="Standard">
      <style:paragraph-properties fo:line-height="115%" fo:text-align="justify" style:justify-single-word="false"/>
      <style:text-properties style:use-window-font-color="true" loext:opacity="0%" style:font-name="Fira Sans" fo:font-size="12pt" fo:language="pt" fo:country="BR" fo:font-style="normal" officeooo:rsid="0015fa27" officeooo:paragraph-rsid="00140b63" style:font-name-asian="Times New Roman" style:font-size-asian="12pt" style:font-style-asian="normal" style:font-name-complex="Times New Roman" style:font-size-complex="12pt" style:language-complex="ar" style:country-complex="SA" style:font-style-complex="normal"/>
    </style:style>
    <style:style style:name="T1" style:family="text">
      <style:text-properties fo:language="none" fo:country="none" style:language-asian="none" style:country-asian="none"/>
    </style:style>
    <style:style style:name="T2" style:family="text">
      <style:text-properties fo:font-size="6pt" style:font-size-asian="6pt" style:font-size-complex="6pt"/>
    </style:style>
    <style:style style:name="T3" style:family="text">
      <style:text-properties style:font-name="Verdana" fo:font-size="8pt" style:font-size-asian="8pt" style:font-name-complex="Verdana" style:font-size-complex="8pt"/>
    </style:style>
    <style:style style:name="T4" style:family="text">
      <style:text-properties fo:color="#272727" loext:opacity="100%" style:font-name="Verdana" fo:font-size="8pt" style:font-size-asian="8pt" style:font-name-complex="Verdana" style:font-size-complex="8pt"/>
    </style:style>
    <style:style style:name="T5" style:family="text">
      <style:text-properties fo:font-weight="bold" officeooo:rsid="00105b79" style:font-weight-asian="bold" style:font-weight-complex="bold"/>
    </style:style>
    <style:style style:name="T6" style:family="text">
      <style:text-properties officeooo:rsid="00105b79"/>
    </style:style>
    <style:style style:name="T7" style:family="text">
      <style:text-properties style:use-window-font-color="true" loext:opacity="0%" fo:language="pt" fo:country="BR" style:font-name-asian="Times New Roman" style:font-name-complex="Times New Roman" style:language-complex="ar" style:country-complex="SA"/>
    </style:style>
    <style:style style:name="T8" style:family="text">
      <style:text-properties style:use-window-font-color="true" loext:opacity="0%" fo:language="pt" fo:country="BR" officeooo:rsid="00105b79" style:font-name-asian="Times New Roman" style:font-name-complex="Times New Roman" style:language-complex="ar" style:country-complex="SA"/>
    </style:style>
    <style:style style:name="T9" style:family="text">
      <style:text-properties style:use-window-font-color="true" loext:opacity="0%" fo:language="pt" fo:country="BR" officeooo:rsid="00110bbc" style:font-name-asian="Times New Roman" style:font-name-complex="Times New Roman" style:language-complex="ar" style:country-complex="SA"/>
    </style:style>
    <style:style style:name="T10" style:family="text">
      <style:text-properties style:use-window-font-color="true" loext:opacity="0%" fo:language="pt" fo:country="BR" officeooo:rsid="0012ffdd" style:font-name-asian="Times New Roman" style:font-name-complex="Times New Roman" style:language-complex="ar" style:country-complex="SA"/>
    </style:style>
    <style:style style:name="T11" style:family="text">
      <style:text-properties style:use-window-font-color="true" loext:opacity="0%" fo:language="pt" fo:country="BR" officeooo:rsid="00140b63" style:font-name-asian="Times New Roman" style:font-name-complex="Times New Roman" style:language-complex="ar" style:country-complex="SA"/>
    </style:style>
    <style:style style:name="T12" style:family="text">
      <style:text-properties style:use-window-font-color="true" loext:opacity="0%" fo:language="pt" fo:country="BR" officeooo:rsid="00139ebe" style:font-name-asian="Times New Roman" style:font-name-complex="Times New Roman" style:language-complex="ar" style:country-complex="SA"/>
    </style:style>
    <style:style style:name="T13" style:family="text">
      <style:text-properties style:use-window-font-color="true" loext:opacity="0%" fo:language="pt" fo:country="BR" officeooo:rsid="0015fa27" style:font-name-asian="Times New Roman" style:font-name-complex="Times New Roman" style:language-complex="ar" style:country-complex="SA"/>
    </style:style>
    <style:style style:name="T14" style:family="text">
      <style:text-properties style:use-window-font-color="true" loext:opacity="0%" fo:language="pt" fo:country="BR" officeooo:rsid="00179445" style:font-name-asian="Times New Roman" style:font-name-complex="Times New Roman" style:language-complex="ar" style:country-complex="SA"/>
    </style:style>
    <style:style style:name="T15" style:family="text">
      <style:text-properties style:use-window-font-color="true" loext:opacity="0%" fo:language="pt" fo:country="BR" fo:font-style="italic" style:font-name-asian="Times New Roman" style:font-style-asian="italic" style:font-name-complex="Times New Roman" style:language-complex="ar" style:country-complex="SA" style:font-style-complex="italic"/>
    </style:style>
    <style:style style:name="T16" style:family="text">
      <style:text-properties style:use-window-font-color="true" loext:opacity="0%" fo:language="pt" fo:country="BR" fo:font-style="italic" officeooo:rsid="0015fa27" style:font-name-asian="Times New Roman" style:font-style-asian="italic" style:font-name-complex="Times New Roman" style:language-complex="ar" style:country-complex="SA" style:font-style-complex="italic"/>
    </style:style>
    <style:style style:name="T17" style:family="text">
      <style:text-properties style:use-window-font-color="true" loext:opacity="0%" fo:language="pt" fo:country="BR" fo:font-style="normal" style:font-name-asian="Times New Roman" style:font-style-asian="normal" style:font-name-complex="Times New Roman" style:language-complex="ar" style:country-complex="SA" style:font-style-complex="normal"/>
    </style:style>
    <style:style style:name="T18" style:family="text">
      <style:text-properties style:use-window-font-color="true" loext:opacity="0%" fo:language="pt" fo:country="BR" fo:font-style="normal" officeooo:rsid="0015fa27" style:font-name-asian="Times New Roman" style:font-style-asian="normal" style:font-name-complex="Times New Roman" style:language-complex="ar" style:country-complex="SA" style:font-style-complex="normal"/>
    </style:style>
    <style:style style:name="T19" style:family="text">
      <style:text-properties style:use-window-font-color="true" loext:opacity="0%" fo:language="pt" fo:country="BR" fo:font-style="normal" fo:font-weight="bold" style:font-name-asian="Times New Roman" style:font-style-asian="normal" style:font-weight-asian="bold" style:font-name-complex="Times New Roman" style:language-complex="ar" style:country-complex="SA" style:font-style-complex="normal" style:font-weight-complex="bold"/>
    </style:style>
    <style:style style:name="T20" style:family="text">
      <style:text-properties style:use-window-font-color="true" loext:opacity="0%" fo:language="pt" fo:country="BR" fo:font-weight="bold" style:font-name-asian="Times New Roman" style:font-weight-asian="bold" style:font-name-complex="Times New Roman" style:language-complex="ar" style:country-complex="SA" style:font-weight-complex="bold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p text:style-name="P5">Administração Geral</text:p>
      <text:p text:style-name="P5">Curso: ADS</text:p>
      <text:p text:style-name="P6">Avaliação da Atividade Remota</text:p>
      <text:p text:style-name="P4">Valor máximo da atividade: 0,5</text:p>
      <text:p text:style-name="P4"/>
      <text:p text:style-name="P7">Prezado Aluno, Prezada Aluna!</text:p>
      <text:p text:style-name="P7">Seja muito bem-vindo ao Curso ADS!</text:p>
      <text:p text:style-name="P7"/>
      <text:list xml:id="list703645162" text:style-name="WW8Num7">
        <text:list-item>
          <text:p text:style-name="P18">Para nos conhecer melhor, faça uma breve apresentação sua, e de seus objetivos com o curso e com a sua vida! Importante falar sua idade, cidade onde mora, local de trabalho e experiência.</text:p>
        </text:list-item>
        <text:list-item>
          <text:p text:style-name="P18">Analisando o Cenário das organizações, as mesmas já entenderam que precisam estar atualizadas para o mercado Industria 4.0, para um cliente da Sociedade 5.0?</text:p>
        </text:list-item>
        <text:list-item>
          <text:p text:style-name="P18">A Inovação, na essência, é um processo de atualização da eficiência e do produto ou do serviço. Explicar;</text:p>
        </text:list-item>
        <text:list-item>
          <text:p text:style-name="P18">A Gestão Estratégica tem como elemento o estabelecimento dos objetivos organizacionais. Explicar</text:p>
        </text:list-item>
      </text:list>
      <text:p text:style-name="P7"/>
      <text:p text:style-name="P7">Te Desejo muito Sucesso!</text:p>
      <text:p text:style-name="P10"/>
      <text:p text:style-name="P11"/>
      <text:p text:style-name="P12"><text:span text:style-name="T5">1.</text:span><text:span text:style-name="T6"> <text:tab/>Ol</text:span><text:span text:style-name="T8">á! Meu nome é Jonas, conhecido por você como “O Estudante”. Tenho 26 anos, estou concluindo </text:span><text:span text:style-name="T9">o curso de S</text:span><text:span text:style-name="T8">erviço Social pela Unifesp e trabalho como professor de inglês </text:span><text:span text:style-name="T10">na escola “InFlux”, localizada no bairro Vila Ema. Nasci em Piracicaba SP, cresci em Lavras MG, cursei minha primeira graduação em Santos SP e agora estou residindo no bairro Jardim Ismênia, em São José dos Campos</text:span><text:span text:style-name="T8">. Meu principal objetivo de vida é contribuir no processo de transformação radical da sociedade tentando construir um mundo onde não exista exploração </text:span><text:span text:style-name="T9">do trabalho ou classe sociais. </text:span><text:span text:style-name="T10">Portanto </text:span><text:span text:style-name="T9">sempre estive conectado com partidos de esquerda, movimentos sociais e sindicatos. Por este motivo escolhi o Serviço Social como minha primeira graduação – para poder atuar em um campo onde fosse possível combinar minha militância com o meu trabalho. Também por este motivo escolhi agora esta segunda graduação, após perceber que as tecnologias digitais são as principais ferramenta</text:span><text:span text:style-name="T10">s</text:span><text:span text:style-name="T9"> do capitalismo contemporâneo para aumentar a exploração do trabalho, vigiar trabalhadores e movimentos sociais, difundir a ideologia burguesa, aumentar monopólios, entre outros. Desejo poder em breve construir alternativas às plataformas </text:span><text:span text:style-name="T10">das empresas “Big Tech” com modelos </text:span><text:span text:style-name="T9">descentralizadas </text:span><text:span text:style-name="T10">e cooperativos</text:span><text:span text:style-name="T9">, promover a educação digital entre militantes de movimentos </text:span><text:span text:style-name="T10">sociais e contribuir no processo de construção da soberania digital brasileira. Meu objetivo com o curso é me capacitar o máximo possível para concretizar meus objetivos de vida.</text:span></text:p>
      <text:p text:style-name="P20"/>
      <text:p text:style-name="P8"><text:soft-page-break/><text:span text:style-name="T20">2.</text:span><text:span text:style-name="T7"> <text:tab/>Nem todas. </text:span><text:span text:style-name="T11">C</text:span><text:span text:style-name="T12">omo já compreendido pelos teóricos liberais do século XVIII, o avanço do trabalho se dá continuamente pois cada produto surge para satisfazer necessidades </text:span><text:span text:style-name="T11">porém ao mesmo tempo geram novas necessidades ao satisfazer as anteriores. Desta maneira, os produtos que a Indústria 4.0 entregou arcaram com as necessidades da sociedade por um breve período, porém rapidamente criaram novas necessidades que ela já não é capaz de corresponder. Ao mesmo tempo</text:span></text:p>
      <text:p text:style-name="P8"><text:span text:style-name="T11"><text:tab/></text:span><text:span text:style-name="T7">O progresso não é algo homogêneo e muito menos linear. Em alguns momentos no passado estivemos mais “avançados” do que estamos hoje em dia, se considerarmos, por exemplo, as legislações em torno de direitos trabalhistas e aposentadoria no Brasil. Certos grupos sociais mais abastados, temendo perder seus privilégios frente as mudanças em curso na sociedade, fazem o possível para frear estas mudanças, incentivando inclusive a volta para o passado, prática que pode ser observado em diversos setores no Brasil contemporâneo – setores industriais, religiosos, políticos, entre outros.</text:span></text:p>
      <text:p text:style-name="P19"><text:span text:style-name="T7"><text:tab/></text:span><text:span text:style-name="T14">Portanto, os setores que vêm seu modelo de negócios sendo ameaçados pelas novas tendências societárias muitas vezes optam por tentar frear as mudanças em curso ao invés de se adaptarem à elas. Entretanto esta estratégia não costuma dar bons resultados a longo prazo – como um peixe tentando mudar o sentido da maré, estas empresas se tornaram obsoletas e irão falir dentro da próxima década.</text:span></text:p>
      <text:p text:style-name="P21"/>
      <text:p text:style-name="P8"><text:span text:style-name="T20">3.</text:span><text:span text:style-name="T7"> <text:tab/></text:span><text:span text:style-name="T11">A melhor maneira de explicar esta afirmação é citando exemplos: até meados do século 19, os ambientes precisavam ser iluminados através da luz de velas. Após a invenção das lâmpadas elétricas por Thomas Edison em 1871, o ato de iluminar um ambiente escuro se tornou imensamente mais eficiente, barato e seguro: esta é a face da inovação. As cidades europeias eram cobertas </text:span><text:span text:style-name="T13">por </text:span><text:span text:style-name="T11">esterco – produzido pelos cavalos utilizados para puxar as carroças – até que a invenção do carro tornou as carroças </text:span><text:span text:style-name="T13">obsoletas.</text:span></text:p>
      <text:p text:style-name="P22"><text:tab/>Da mesma forma, podemos citar diversos exemplos de aumento da eficiência de um serviço, como a automatização e integração de serviços de entrega de comida online como o iFood ou de compra e entrega de produtos em geral, como é o caso da Amazon.</text:p>
      <text:p text:style-name="P8"><text:span text:style-name="T11"><text:tab/></text:span><text:span text:style-name="T13">Ou seja, a atividade principal é a mesma: continuamos precisando nos locomover, comer e consumir produtos diversos para satisfazer outras necessidades, porém </text:span><text:span text:style-name="T16">a forma </text:span><text:span text:style-name="T18">em que objetivamos estas ações vai se adaptando e se tornando mais eficiente ao longo do tempo. </text:span></text:p>
      <text:p text:style-name="P23"/>
      <text:p text:style-name="P9"><text:span text:style-name="T19">4.</text:span><text:span text:style-name="T17"><text:tab/>Para que as empresas não se tornem obsoletas como aconteceu com as carroças ou as velas, é necessário que estejam atentas às </text:span><text:span text:style-name="T15">tendências </text:span><text:span text:style-name="T17">de transformação futura, indicadas no presente. À partir desta análise de tendências é possível antecipar a transformações que serão necessárias na própria empresa para atender as novas dinâmicas societárias.</text:span></text:p>
      <text:p text:style-name="P9"><text:span text:style-name="T17"><text:tab/>Este trabalho é parte central das atribuições das pessoas responsáveis pela </text:span><text:span text:style-name="T15">Gestão Estratégica </text:span><text:span text:style-name="T17">dentro desta empresa, e os </text:span><text:span text:style-name="T15">objetivos organizacionais</text:span><text:span text:style-name="T17"> são resultado desta análise, objetivando a adequação da empresa e seus respectivos produtos/serviço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Bookman Old Style" svg:font-family="'Bookman Old Style'" style:font-family-generic="roman" style:font-pitch="variable"/>
    <style:font-face style:name="Fira Sans" svg:font-family="'Fira Sans'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erif" svg:font-family="'Liberation Serif'" style:font-family-generic="roman" style:font-pitch="variable"/>
    <style:font-face style:name="Noto Serif CJK SC" svg:font-family="'Noto Serif CJK SC'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Liberation Serif" fo:font-size="12pt" fo:language="pt" fo:country="BR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4pt" fo:language="none" fo:country="none" fo:font-weight="bold" style:font-size-asian="14pt" style:font-weight-asian="bold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size="12pt" fo:language="none" fo:country="none" style:font-size-asian="12pt" style:font-name-complex="Arial" style:font-family-complex="Arial" style:font-family-generic-complex="swiss" style:font-pitch-complex="variabl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-0.2957in" fo:margin-right="-0.0953in" fo:line-height="100%" fo:text-align="center" style:justify-single-word="false" fo:orphans="0" fo:widows="0" fo:text-indent="0in" style:auto-text-indent="false" fo:keep-with-next="always"/>
      <style:text-properties style:text-position="30% 100%" fo:font-weight="bold" style:font-weight-asian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Parágrafo_20_da_20_Lista" style:display-name="Parágrafo da Lista" style:family="paragraph" style:parent-style-name="Standard">
      <style:paragraph-properties fo:margin-left="0.5in" fo:margin-right="0in" fo:margin-top="0in" fo:margin-bottom="0in" style:contextual-spacing="true" fo:text-indent="0in" style:auto-text-indent="false"/>
      <style:text-properties fo:font-size="12pt" style:font-size-asian="12pt" style:font-size-complex="12pt"/>
    </style:style>
    <style:style style:name="WW-Corpo_20_de_20_texto_20_3" style:display-name="WW-Corpo de texto 3" style:family="paragraph" style:parent-style-name="Standard">
      <style:paragraph-properties fo:text-align="justify" style:justify-single-word="false" fo:hyphenation-ladder-count="no-limit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fo:hyphenate="false" fo:hyphenation-remain-char-count="2" fo:hyphenation-push-char-count="2" loext:hyphenation-no-caps="false"/>
    </style:style>
    <style:style style:name="Disciplina" style:family="paragraph" style:parent-style-name="Standard" style:default-outline-level="1" style:list-style-name="">
      <style:paragraph-properties fo:margin-top="0.1665in" fo:margin-bottom="0.0417in" style:contextual-spacing="false"/>
      <style:text-properties style:font-name="Bookman Old Style" fo:font-family="'Bookman Old Style'" style:font-family-generic="roman" style:font-pitch="variable" fo:font-size="11pt" fo:font-weight="bold" style:font-size-asian="11pt" style:font-weight-asian="bold" style:font-name-complex="Bookman Old Style" style:font-family-complex="'Bookman Old Style'" style:font-family-generic-complex="roman" style:font-pitch-complex="variable"/>
    </style:style>
    <style:style style:name="Normal_20__28_Web_29_1" style:display-name="Normal (Web)1" style:family="paragraph" style:parent-style-name="Standard">
      <style:paragraph-properties fo:margin-top="0in" fo:margin-bottom="0.1252in" style:contextual-spacing="false"/>
      <style:text-properties fo:font-size="12pt" style:font-size-asian="12pt" style:font-size-complex="12pt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/>
      <style:text-properties fo:font-size="12pt" style:font-size-asian="12pt" style:font-size-complex="12pt"/>
    </style:style>
    <style:style style:name="Texto_20_de_20_balão" style:display-name="Texto de balão" style:family="paragraph" style:parent-style-name="Standard">
      <style:text-properties style:font-name="Tahoma" fo:font-family="Tahoma" style:font-family-generic="swiss" style:font-pitch="variable" fo:font-size="8pt" fo:language="none" fo:country="none" style:font-size-asian="8pt" style:font-name-complex="Tahoma" style:font-family-complex="Tahoma" style:font-family-generic-complex="swiss" style:font-pitch-complex="variable" style:font-size-complex="8pt"/>
    </style:style>
    <style:style style:name="WW8Num2z0" style:family="text">
      <style:text-properties fo:font-weight="bold" style:font-weight-asian="bold"/>
    </style:style>
    <style:style style:name="WW8Num3z0" style:family="text"/>
    <style:style style:name="WW8Num4z0" style:family="text">
      <style:text-properties style:font-name-complex="Times New Roman" style:font-family-complex="'Times New Roman'" style:font-family-generic-complex="roman" style:font-pitch-complex="variable"/>
    </style:style>
    <style:style style:name="WW8Num5z0" style:family="text"/>
    <style:style style:name="WW8Num6z0" style:family="text"/>
    <style:style style:name="WW8Num7z0" style:family="text"/>
    <style:style style:name="WW8Num8z0" style:family="text">
      <style:text-properties fo:font-weight="bold" style:font-weight-asian="bold"/>
    </style:style>
    <style:style style:name="WW8Num9z0" style:family="text">
      <style:text-properties fo:font-weight="bold" style:font-weight-asian="bold"/>
    </style:style>
    <style:style style:name="WW8Num10z0" style:family="text"/>
    <style:style style:name="WW8Num11z0" style:family="text">
      <style:text-properties fo:font-weight="normal" style:font-weight-asian="normal"/>
    </style:style>
    <style:style style:name="Fonte_20_parág._20_padrão" style:display-name="Fonte parág. padrão" style:family="tex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Título_20_Char" style:display-name="Título Char" style:family="text">
      <style:text-properties fo:font-size="14pt" fo:font-weight="bold" style:font-size-asian="14pt" style:font-weight-asian="bold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ítulo_20_1_20_Char" style:display-name="Título 1 Char" style:family="text"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/>
    </style:style>
    <style:style style:name="Cabeçalho_20_Char" style:display-name="Cabeçalho Char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4z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4z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4z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4z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4z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4z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4z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4z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text:style-name="WW8Num5z0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text:style-name="WW8Num6z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text:style-name="WW8Num7z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text:style-name="WW8Num8z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text:style-name="WW8Num9z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text:style-name="WW8Num10z0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text:style-name="WW8Num11z0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3484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8484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3484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8484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3484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8484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3484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848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3484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 style:list-style-name="WW8Num1">
      <style:paragraph-properties fo:text-align="center" style:justify-single-word="false"/>
    </style:style>
    <style:style style:name="MP2" style:family="paragraph" style:parent-style-name="Header" style:list-style-name="WW8Num1">
      <style:paragraph-properties fo:text-align="center" style:justify-single-word="false"/>
      <style:text-properties style:font-name="Arial" fo:language="none" fo:country="none" fo:font-weight="bold" style:language-asian="none" style:country-asian="none" style:font-weight-asian="bold" style:font-name-complex="Arial"/>
    </style:style>
    <style:style style:name="MP3" style:family="paragraph" style:parent-style-name="Standard">
      <style:paragraph-properties fo:text-align="center" style:justify-single-word="false">
        <style:tab-stops>
          <style:tab-stop style:position="2.4583in"/>
        </style:tab-stops>
      </style:paragraph-properties>
      <style:text-properties fo:color="#272727" loext:opacity="100%" style:font-name="Verdana" fo:font-size="9pt" fo:font-weight="bold" style:font-size-asian="9pt" style:font-weight-asian="bold" style:font-name-complex="Verdana" style:font-size-complex="9pt"/>
    </style:style>
    <style:style style:name="MP4" style:family="paragraph" style:parent-style-name="Standard">
      <style:paragraph-properties fo:text-align="center" style:justify-single-word="false"/>
      <style:text-properties style:font-name="Verdana" style:font-name-complex="Verdana"/>
    </style:style>
    <style:style style:name="MP5" style:family="paragraph" style:parent-style-name="Standard">
      <style:paragraph-properties fo:line-height="115%" fo:text-align="center" style:justify-single-word="false">
        <style:tab-stops>
          <style:tab-stop style:position="1.9272in"/>
          <style:tab-stop style:position="3.3465in" style:type="center"/>
        </style:tab-stops>
      </style:paragraph-properties>
      <style:text-properties fo:color="#880e1b" loext:opacity="100%" style:font-name="Verdana" fo:font-size="8.5pt" fo:font-weight="bold" style:font-size-asian="8.5pt" style:font-weight-asian="bold" style:font-name-complex="Verdana" style:font-size-complex="8.5pt"/>
    </style:style>
    <style:style style:name="MP6" style:family="paragraph" style:parent-style-name="Standard">
      <style:paragraph-properties fo:text-align="center" style:justify-single-word="false"/>
    </style:style>
    <style:style style:name="MT1" style:family="text">
      <style:text-properties fo:language="none" fo:country="none" style:language-asian="none" style:country-asian="none"/>
    </style:style>
    <style:style style:name="MT2" style:family="text">
      <style:text-properties fo:font-size="6pt" style:font-size-asian="6pt" style:font-size-complex="6pt"/>
    </style:style>
    <style:style style:name="MT3" style:family="text">
      <style:text-properties style:font-name="Verdana" fo:font-size="8pt" style:font-size-asian="8pt" style:font-name-complex="Verdana" style:font-size-complex="8pt"/>
    </style:style>
    <style:style style:name="MT4" style:family="text">
      <style:text-properties fo:color="#272727" loext:opacity="100%" style:font-name="Verdana" fo:font-size="8pt" style:font-size-asian="8pt" style:font-name-complex="Verdana" style:font-size-complex="8pt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1937in" fo:margin-bottom="0.3154in" fo:margin-left="0.5in" fo:margin-right="0.5in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063in" fo:margin-left="0in" fo:margin-right="0in" fo:margin-bottom="0.2673in" style:dynamic-spacing="true"/>
      </style:header-style>
      <style:footer-style>
        <style:header-footer-properties fo:min-height="0.1846in" fo:margin-left="0in" fo:margin-right="0in" fo:margin-top="0.1457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list xml:id="list721587544" text:style-name="WW8Num1">
          <text:list-item>
            <text:p text:style-name="MP1"><text:span text:style-name="MT1"><draw:frame draw:style-name="Mfr1" draw:name="Imagem 2" text:anchor-type="as-char" svg:width="4.5126in" svg:height="0.9665in" draw:z-index="1"><draw:image xlink:href="Pictures/1000000000000633000001540F8897BA2920E75E.jpg" xlink:type="simple" xlink:show="embed" xlink:actuate="onLoad" draw:mime-type="image/jpeg"/></draw:frame></text:span><text:span text:style-name="MT2"><text:line-break/></text:span>_________________________________________________________________________</text:p>
          </text:list-item>
          <text:list-item>
            <text:p text:style-name="MP1"/>
          </text:list-item>
          <text:list-item>
            <text:p text:style-name="MP2">FACULDADE DE TECNOLOGIA DE SÃO JOSÉ DOS CAMPOS – FATEC PROF. JESSEN VIDAL</text:p>
          </text:list-item>
        </text:list>
        <text:p text:style-name="MP3"/>
      </style:header>
      <style:footer>
        <text:p text:style-name="MP4">___________________________________________________________________________</text:p>
        <text:p text:style-name="MP5">FATEC Professor Jessen Vidal </text:p>
        <text:p text:style-name="MP6"><text:span text:style-name="MT3">Av. Cesare Mansueto G. Lattes, 1350 </text:span><text:span text:style-name="MT4">• Eugênio de Melo • CEP 12.247-014 • São José dos Campos • SP • Tel.: (12) 3905-2423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 </dc:title>
    <dc:subject/>
    <meta:keyword/>
    <meta:initial-creator>a1martaalmeida</meta:initial-creator>
    <meta:creation-date>2019-12-11T18:10:00</meta:creation-date>
    <dc:date>2022-09-04T19:29:11.559209967</dc:date>
    <meta:print-date>2019-12-02T16:22:00</meta:print-date>
    <meta:editing-cycles>28</meta:editing-cycles>
    <meta:editing-duration>PT2H4M9S</meta:editing-duration>
    <meta:generator>LibreOffice/7.3.5.2$Linux_X86_64 LibreOffice_project/30$Build-2</meta:generator>
    <meta:document-statistic meta:table-count="0" meta:image-count="1" meta:object-count="0" meta:page-count="2" meta:paragraph-count="25" meta:word-count="862" meta:character-count="5658" meta:non-whitespace-character-count="4808"/>
  </office:meta>
</office:document-meta>
</file>